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506.41pt"/>
    </style:style>
    <style:style style:name="co4" style:family="table-column">
      <style:table-column-properties fo:break-before="auto" style:column-width="422.25pt"/>
    </style:style>
    <style:style style:name="co5" style:family="table-column">
      <style:table-column-properties fo:break-before="auto" style:column-width="67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5.75pt" fo:break-before="auto" style:use-optimal-row-height="true"/>
    </style:style>
    <style:style style:name="ro3" style:family="table-row">
      <style:table-row-properties style:row-height="60.01pt" fo:break-before="auto" style:use-optimal-row-height="true"/>
    </style:style>
    <style:style style:name="ro4" style:family="table-row">
      <style:table-row-properties style:row-height="40.51pt" fo:break-before="auto" style:use-optimal-row-height="true"/>
    </style:style>
    <style:style style:name="ro5" style:family="table-row">
      <style:table-row-properties style:row-height="274.51pt" fo:break-before="auto" style:use-optimal-row-height="true"/>
    </style:style>
    <style:style style:name="ro6" style:family="table-row">
      <style:table-row-properties style:row-height="284.26pt" fo:break-before="auto" style:use-optimal-row-height="true"/>
    </style:style>
    <style:style style:name="ro7" style:family="table-row">
      <style:table-row-properties style:row-height="294.01pt" fo:break-before="auto" style:use-optimal-row-height="true"/>
    </style:style>
    <style:style style:name="ro8" style:family="table-row">
      <style:table-row-properties style:row-height="21pt" fo:break-before="auto" style:use-optimal-row-height="true"/>
    </style:style>
    <style:style style:name="ro9" style:family="table-row">
      <style:table-row-properties style:row-height="313.51pt" fo:break-before="auto" style:use-optimal-row-height="true"/>
    </style:style>
    <style:style style:name="ro10" style:family="table-row">
      <style:table-row-properties style:row-height="323.26pt" fo:break-before="auto" style:use-optimal-row-height="true"/>
    </style:style>
    <style:style style:name="ro11" style:family="table-row">
      <style:table-row-properties style:row-height="99.01pt" fo:break-before="auto" style:use-optimal-row-height="true"/>
    </style:style>
    <style:style style:name="ro12" style:family="table-row">
      <style:table-row-properties style:row-height="108.74pt" fo:break-before="auto" style:use-optimal-row-height="true"/>
    </style:style>
    <style:style style:name="ro13" style:family="table-row">
      <style:table-row-properties style:row-height="69.76pt" fo:break-before="auto" style:use-optimal-row-height="true"/>
    </style:style>
    <style:style style:name="ro14" style:family="table-row">
      <style:table-row-properties style:row-height="30.76pt" fo:break-before="auto" style:use-optimal-row-height="true"/>
    </style:style>
    <style:style style:name="ro15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reeMono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end" fo:margin-left="0pt"/>
      <style:text-properties style:font-name="FreeMono"/>
    </style:style>
    <style:style style:name="ce4" style:family="table-cell" style:parent-style-name="Default" style:data-style-name="N99">
      <style:text-properties style:font-name="FreeMono"/>
    </style:style>
    <style:style style:name="ce5" style:family="table-cell" style:parent-style-name="Default">
      <style:table-cell-properties fo:background-color="#bcaed5"/>
      <style:text-properties fo:color="#ce181e" style:font-name="FreeMono"/>
    </style:style>
    <style:style style:name="ce6" style:family="table-cell" style:parent-style-name="Default">
      <style:table-cell-properties fo:background-color="#add58a"/>
      <style:text-properties style:font-name="FreeMono"/>
    </style:style>
    <style:style style:name="ce7" style:family="table-cell" style:parent-style-name="Default">
      <style:table-cell-properties fo:background-color="#adc5e7"/>
      <style:text-properties style:font-name="FreeMono"/>
    </style:style>
    <style:style style:name="T1" style:family="text">
      <style:text-properties style:font-name="Free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fo:color="#ce181e"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2" table:default-cell-style-name="ce1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Flip</text:p>
          </table:table-cell>
          <table:table-cell table:number-columns-repeated="3"/>
          <table:table-cell office:value-type="string" calcext:value-type="string">
            <text:p>data set</text:p>
          </table:table-cell>
          <table:table-cell office:value-type="string" calcext:value-type="string">
            <text:p>batch_size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'./data-1', </text:p>
            <text:p>'data-3-reversed', </text:p>
            <text:p>'./data-4', </text:p>
            <text:p>'data-5-reversed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puts = Input(shape=(160, 320, 3))</text:p>
            <text:p/>
            <text:p>x = Cropping2D(cropping=((60,24), (0,0)))(inputs)</text:p>
            <text:p>x = Lambda(lambda img: ktf.image.resize_images(img, (38, 160)))(x)</text:p>
            <text:p>x = Lambda(lambda img: img / 255.0 - 0.5)(x)</text:p>
            <text:p/>
            <text:p>x = Conv2D(6, (5, 5), padding='valid', activation='relu')(x)</text:p>
            <text:p>x = MaxPooling2D()(x)</text:p>
            <text:p>x = BatchNormalization()(x)</text:p>
            <text:p/>
            <text:p>x = Conv2D(24, (5, 5), padding='valid', activation='relu')(<text:span text:style-name="T3">inputs</text:span>) </text:p>
            <text:p><text:span text:style-name="T3"># Big mistake</text:span></text:p>
            <text:p>x = MaxPooling2D()(x)</text:p>
            <text:p>x = BatchNormalization()(x)</text:p>
            <text:p/>
            <text:p>x = Flatten()(x)</text:p>
            <text:p/>
            <text:p>x = Dense(units=84)(x)</text:p>
            <text:p>x = Activation(activation='relu')(x)</text:p>
            <text:p>x = BatchNormalization()(x)</text:p>
            <text:p>x = Dropout(0.5)(x)</text:p>
            <text:p/>
            <text:p>logits = Dense(1)(x)  </text:p>
          </table:table-cell>
          <table:table-cell office:value-type="string" calcext:value-type="string">
            <text:p>to border</text:p>
            <text:p>Failed the first corner</text:p>
          </table:table-cell>
          <table:table-cell office:value-type="string" calcext:value-type="string">
            <text:p>Epoch 1/3</text:p>
            <text:p>787/786 [==============================] - 499s 634ms/step - loss: 0.9558 - val_loss: 0.0630</text:p>
            <text:p>Epoch 2/3</text:p>
            <text:p>787/786 [==============================] - 497s 632ms/step - loss: 0.0451 - val_loss: 0.0589</text:p>
            <text:p>Epoch 3/3</text:p>
            <text:p>787/786 [==============================] - 496s 630ms/step - loss: 0.0175 - val_loss: 0.0589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2" calcext:value-type="float">
            <text:p>0.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No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to border</text:p>
            <text:p>Failed the first corner</text:p>
          </table:table-cell>
          <table:table-cell office:value-type="string" calcext:value-type="string">
            <text:p>Epoch 1/3</text:p>
            <text:p>2360/2359 [==============================] - 1506s 638ms/step - loss: 0.2729 - val_loss: 2.8123</text:p>
            <text:p>Epoch 2/3</text:p>
            <text:p>2360/2359 [==============================] - 1500s 636ms/step - loss: 0.0666 - val_loss: 0.0684</text:p>
            <text:p>Epoch 3/3</text:p>
            <text:p>2360/2359 [==============================] - 1508s 639ms/step - loss: 0.0672 - val_loss: 0.0680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No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poch 1/3</text:p>
            <text:p>2360/2359 [==============================] - 1523s 646ms/step - loss: 0.2979 - val_loss: 10.7338</text:p>
            <text:p>Epoch 2/3</text:p>
            <text:p>2360/2359 [==============================] - 1526s 647ms/step - loss: 0.0471 - val_loss: 0.0829</text:p>
            <text:p>Epoch 3/3</text:p>
            <text:p>2360/2359 [==============================] - 1530s 648ms/step - loss: 0.0475 - val_loss: 0.0995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No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turn left and rush out of </text:p>
            <text:p>Border at the beginning</text:p>
          </table:table-cell>
          <table:table-cell office:value-type="string" calcext:value-type="string">
            <text:p>Epoch 1/3</text:p>
            <text:p>2360/2359 [==============================] - 1517s 643ms/step - loss: 0.2139 - val_loss: 0.0507</text:p>
            <text:p>Epoch 2/3</text:p>
            <text:p>2360/2359 [==============================] - 1509s 639ms/step - loss: 0.0403 - val_loss: 0.0508</text:p>
            <text:p>Epoch 3/3</text:p>
            <text:p>2360/2359 [==============================] - 1508s 639ms/step - loss: 0.0405 - val_loss: 0.1459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table:style-name="ce5" office:value-type="string" calcext:value-type="string">
            <text:p>'./data-1', </text:p>
            <text:p/>
            <text:p>'./data-4', </text:p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table:style-name="ce6" office:value-type="string" calcext:value-type="string">
            <text:p>struggle to bridge</text:p>
          </table:table-cell>
          <table:table-cell office:value-type="string" calcext:value-type="string">
            <text:p>Epoch 1/3</text:p>
            <text:p>442/441 [==============================] - 284s 643ms/step - loss: 1.2246 - val_loss: 0.0417</text:p>
            <text:p>Epoch 2/3</text:p>
            <text:p>442/441 [==============================] - 285s 645ms/step - loss: 0.1982 - val_loss: 0.0221</text:p>
            <text:p>Epoch 3/3</text:p>
            <text:p>442/441 [==============================] - 285s 645ms/step - loss: 0.0478 - val_loss: 0.0210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2" calcext:value-type="float">
            <text:p>0.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table:style-name="ce5" office:value-type="string" calcext:value-type="string">
            <text:p>'./data-1', </text:p>
            <text:p/>
            <text:p>'./data-4', </text:p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turn left and rush out of </text:p>
            <text:p>Border at the beginning</text:p>
          </table:table-cell>
          <table:table-cell office:value-type="string" calcext:value-type="string">
            <text:p>Epoch 1/3</text:p>
            <text:p>1325/1324 [==============================] - 839s 633ms/step - loss: 0.4810 - val_loss: 0.2061</text:p>
            <text:p>Epoch 2/3</text:p>
            <text:p>1325/1324 [==============================] - 841s 635ms/step - loss: 0.0428 - val_loss: 0.0637</text:p>
            <text:p>Epoch 3/3</text:p>
            <text:p>1325/1324 [==============================] - 841s 635ms/step - loss: 0.0427 - val_loss: 0.0644</text:p>
          </table:table-cell>
          <table:table-cell table:number-columns-repeated="101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'./data-1', </text:p>
            <text:p/>
            <text:p>'./data-4', </text:p>
            <text:p>'data-5-reversed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table:style-name="ce6" office:value-type="string" calcext:value-type="string">
            <text:p>along right lane</text:p>
            <text:p>Learns turn -25.0 if past </text:p>
            <text:p>right lane …… </text:p>
          </table:table-cell>
          <table:table-cell office:value-type="string" calcext:value-type="string">
            <text:p>Epoch 1/3</text:p>
            <text:p>602/601 [==============================] - 386s 642ms/step - loss: 0.7853 - val_loss: 1.2751</text:p>
            <text:p>Epoch 2/3</text:p>
            <text:p>602/601 [==============================] - 382s 634ms/step - loss: 0.0688 - val_loss: 0.0243</text:p>
            <text:p>Epoch 3/3</text:p>
            <text:p>602/601 [==============================] - 382s 635ms/step - loss: 0.0327 - val_loss: 0.1127</text:p>
          </table:table-cell>
          <table:table-cell table:number-columns-repeated="101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'./data-1', </text:p>
            <text:p><text:span text:style-name="T1">'data-3-reversed'</text:span></text:p>
            <text:p>'./data-4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along right and learns nothing</text:p>
          </table:table-cell>
          <table:table-cell office:value-type="string" calcext:value-type="string">
            <text:p>Epoch 1/3</text:p>
            <text:p>627/626 [==============================] - 414s 660ms/step - loss: 0.8603 - val_loss: 118.2853</text:p>
            <text:p>Epoch 2/3</text:p>
            <text:p>627/626 [==============================] - 415s 663ms/step - loss: 0.0859 - val_loss: 0.1564</text:p>
            <text:p>Epoch 3/3</text:p>
            <text:p>627/626 [==============================] - 414s 661ms/step - loss: 0.0483 - val_loss: 0.1469</text:p>
          </table:table-cell>
          <table:table-cell table:number-columns-repeated="101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table:style-name="ce5" office:value-type="string" calcext:value-type="string">
            <text:p>'./data-1', </text:p>
            <text:p/>
            <text:p>'./data-4', </text:p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table:style-name="ce6" office:value-type="string" calcext:value-type="string">
            <text:p>repeat No.6 </text:p>
            <text:p>Learns turn a little on </text:p>
            <text:p>right lane</text:p>
            <text:p>But not get to the bridge</text:p>
            <text:p><text:span text:style-name="T5">should add more samples</text:span></text:p>
            <text:p><text:span text:style-name="T5">Especially turn head samples</text:span></text:p>
          </table:table-cell>
          <table:table-cell office:value-type="string" calcext:value-type="string">
            <text:p>Epoch 1/3</text:p>
            <text:p>442/441 [==============================] - 283s 640ms/step - loss: 1.0894 - val_loss: 0.0685</text:p>
            <text:p>Epoch 2/3</text:p>
            <text:p>442/441 [==============================] - 283s 641ms/step - loss: 0.1816 - val_loss: 0.0414</text:p>
            <text:p>Epoch 3/3</text:p>
            <text:p>442/441 [==============================] - 282s 637ms/step - loss: 0.0424 - val_loss: 0.0386</text:p>
          </table:table-cell>
          <table:table-cell table:number-columns-repeated="1012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table:style-name="ce5" office:value-type="string" calcext:value-type="string">
            <text:p>'./data-1', </text:p>
            <text:p/>
            <text:p>'./data-4', </text:p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gits = Dense(1, kernel_regularizer=regularizers.l2(0.01))(x) <text:s text:c="23"/></text:p>
          </table:table-cell>
          <table:table-cell table:style-name="Default" office:value-type="string" calcext:value-type="string">
            <text:p>won’t work, may try more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Right</text:p>
          </table:table-cell>
          <table:table-cell office:value-type="float" office:value="0.2" calcext:value-type="float">
            <text:p>0.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table:style-name="ce5" office:value-type="string" calcext:value-type="string">
            <text:p>'./data-1', </text:p>
            <text:p/>
            <text:p>'./data-4', </text:p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turn left and rush out of </text:p>
            <text:p>Border at the beginning</text:p>
          </table:table-cell>
          <table:table-cell office:value-type="string" calcext:value-type="string">
            <text:p>Epoch 1/3</text:p>
            <text:p>884/883 [==============================] - 567s 642ms/step - loss: 0.6505 - val_loss: 0.0453</text:p>
            <text:p>Epoch 2/3</text:p>
            <text:p>884/883 [==============================] - 566s 641ms/step - loss: 0.0754 - val_loss: 0.0310</text:p>
            <text:p>Epoch 3/3</text:p>
            <text:p>884/883 [==============================] - 570s 645ms/step - loss: 0.0614 - val_loss: 0.0289</text:p>
          </table:table-cell>
          <table:table-cell table:number-columns-repeated="101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'data-6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smooth, failed first corner with red bars</text:p>
          </table:table-cell>
          <table:table-cell office:value-type="string" calcext:value-type="string">
            <text:p>Epoch 1/3</text:p>
            <text:p>300/299 [==============================] - 312s 1s/step - loss: 1.2498 - val_loss: 0.0441</text:p>
            <text:p>Epoch 2/3</text:p>
            <text:p>300/299 [==============================] - 305s 1s/step - loss: 0.2606 - val_loss: 0.0163</text:p>
            <text:p>Epoch 3/3</text:p>
            <text:p>300/299 [==============================] - 307s 1s/step - loss: 0.0613 - val_loss: 0.0150</text:p>
          </table:table-cell>
          <table:table-cell table:number-columns-repeated="1012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'data-6'</text:p>
          </table:table-cell>
          <table:table-cell/>
          <table:table-cell office:value-type="string" calcext:value-type="string">
            <text:p>inputs = Input(shape=(160, 320, 3))</text:p>
            <text:p/>
            <text:p>x = Cropping2D(cropping=((60,24), (0,0)))(inputs)</text:p>
            <text:p>x = Lambda(lambda img: ktf.image.resize_images(img, (38, 160)))(x)</text:p>
            <text:p>x = Lambda(lambda img: img / 255.0 - 0.5)(x)</text:p>
            <text:p/>
            <text:p>x = Conv2D(6, (5, 5), padding='valid', activation='relu')(x)</text:p>
            <text:p>x = MaxPooling2D()(x)</text:p>
            <text:p>x = BatchNormalization()(x)</text:p>
            <text:p/>
            <text:p>x = Conv2D(24, (5, 5), padding='valid', activation='relu')(inputs)</text:p>
            <text:p>x = MaxPooling2D()(x)</text:p>
            <text:p>x = BatchNormalization()(x)</text:p>
            <text:p/>
            <text:p>x = Flatten()(x)</text:p>
            <text:p/>
            <text:p>x = Dense(units=200)(x)</text:p>
            <text:p>x = Activation(activation='relu')(x)</text:p>
            <text:p>x = BatchNormalization()(x)</text:p>
            <text:p>x = Dropout(0.7)(x)</text:p>
            <text:p/>
            <text:p>x = Dense(units=84)(x)</text:p>
            <text:p>x = Activation(activation='relu')(x)</text:p>
            <text:p>x = BatchNormalization()(x)</text:p>
            <text:p>x = Dropout(0.5)(x)</text:p>
            <text:p/>
            <text:p># logits = Dense(1, kernel_regularizer=regularizers.l2(0.01))(x)                        </text:p>
            <text:p>logits = Dense(1)(x)      </text:p>
          </table:table-cell>
          <table:table-cell office:value-type="string" calcext:value-type="string">
            <text:p>gradually slides to right and rush out of border</text:p>
          </table:table-cell>
          <table:table-cell office:value-type="string" calcext:value-type="string">
            <text:p><text:s/>1s/step - loss: 0.0135 - val_loss: 0.0113</text:p>
          </table:table-cell>
          <table:table-cell table:number-columns-repeated="1012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'data-6'</text:p>
          </table:table-cell>
          <table:table-cell/>
          <table:table-cell office:value-type="string" calcext:value-type="string">
            <text:p>inputs = Input(shape=(160, 320, 3))</text:p>
            <text:p/>
            <text:p>x = Cropping2D(cropping=((60,24), (0,0)))(inputs)</text:p>
            <text:p># x = Lambda(lambda img: ktf.image.resize_images(img, (38, 160)))(x)</text:p>
            <text:p>x = BatchNormalization()(x)</text:p>
            <text:p>x = MaxPooling2D(pool_size=(2, 2))(x)</text:p>
            <text:p/>
            <text:p>x = Conv2D(6, (5, 5), padding='valid', activation='relu')(x)</text:p>
            <text:p>x = MaxPooling2D()(x)</text:p>
            <text:p>x = BatchNormalization()(x)</text:p>
            <text:p/>
            <text:p>x = Conv2D(24, (5, 5), padding='valid', activation='relu')(x)</text:p>
            <text:p>x = MaxPooling2D()(x)</text:p>
            <text:p>x = BatchNormalization()(x)</text:p>
            <text:p/>
            <text:p>x = Flatten()(x)</text:p>
            <text:p/>
            <text:p>x = Dense(units=200)(x)</text:p>
            <text:p>x = Activation(activation='relu')(x)</text:p>
            <text:p>x = BatchNormalization()(x)</text:p>
            <text:p>x = Dropout(0.7)(x)</text:p>
            <text:p/>
            <text:p>x = Dense(units=84)(x)</text:p>
            <text:p>x = Activation(activation='relu')(x)</text:p>
            <text:p>x = BatchNormalization()(x)</text:p>
            <text:p>x = Dropout(0.5)(x)</text:p>
            <text:p/>
            <text:p># logits = Dense(1, kernel_regularizer=regularizers.l2(0.01))(x)                        </text:p>
            <text:p>logits = Dense(1)(x)   </text:p>
          </table:table-cell>
          <table:table-cell office:value-type="string" calcext:value-type="string">
            <text:p>gradually slides to right and rush out of border</text:p>
          </table:table-cell>
          <table:table-cell office:value-type="string" calcext:value-type="string">
            <text:p>Epoch 1/3</text:p>
            <text:p>300/299 [==============================] - 348s 1s/step - loss: 1.2800 - val_loss: 0.0886</text:p>
            <text:p>Epoch 2/3</text:p>
            <text:p>300/299 [==============================] - 344s 1s/step - loss: 0.1953 - val_loss: 0.0173</text:p>
            <text:p>Epoch 3/3</text:p>
            <text:p>300/299 [==============================] - 357s 1s/step - loss: 0.0388 - val_loss: 0.0134</text:p>
            <text:p>dict_keys(['val_loss', 'loss'])</text:p>
          </table:table-cell>
          <table:table-cell table:number-columns-repeated="101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'data-6'</text:p>
          </table:table-cell>
          <table:table-cell/>
          <table:table-cell office:value-type="string" calcext:value-type="string">
            <text:p>No.14</text:p>
          </table:table-cell>
          <table:table-cell office:value-type="string" calcext:value-type="string">
            <text:p>along left then rush out right ……</text:p>
          </table:table-cell>
          <table:table-cell office:value-type="string" calcext:value-type="string">
            <text:p>Epoch 1/3</text:p>
            <text:p>300/299 [==============================] - 190s 633ms/step - loss: 1.5052 - val_loss: 0.0664</text:p>
            <text:p>Epoch 2/3</text:p>
            <text:p>300/299 [==============================] - 189s 631ms/step - loss: 0.2889 - val_loss: 0.0118</text:p>
            <text:p>Epoch 3/3</text:p>
            <text:p>300/299 [==============================] - 189s 629ms/step - loss: 0.0520 - val_loss: 0.0085</text:p>
          </table:table-cell>
          <table:table-cell table:number-columns-repeated="101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2" calcext:value-type="float">
            <text:p>0.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'data-6'</text:p>
          </table:table-cell>
          <table:table-cell/>
          <table:table-cell office:value-type="string" calcext:value-type="string">
            <text:p>No.14</text:p>
          </table:table-cell>
          <table:table-cell office:value-type="string" calcext:value-type="string">
            <text:p>slide to left then out</text:p>
          </table:table-cell>
          <table:table-cell office:value-type="string" calcext:value-type="string">
            <text:p>Epoch 1/3</text:p>
            <text:p>899/898 [==============================] - 560s 623ms/step - loss: 0.6167 - val_loss: 0.0415</text:p>
            <text:p>Epoch 2/3</text:p>
            <text:p>899/898 [==============================] - 548s 610ms/step - loss: 0.0416 - val_loss: 0.0408</text:p>
            <text:p>Epoch 3/3</text:p>
            <text:p>899/898 [==============================] - 550s 612ms/step - loss: 0.0403 - val_loss: 0.0414</text:p>
          </table:table-cell>
          <table:table-cell table:number-columns-repeated="1012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'data-6'</text:p>
          </table:table-cell>
          <table:table-cell/>
          <table:table-cell office:value-type="string" calcext:value-type="string">
            <text:p>No.14</text:p>
          </table:table-cell>
          <table:table-cell office:value-type="string" calcext:value-type="string">
            <text:p>works well till red corner</text:p>
          </table:table-cell>
          <table:table-cell office:value-type="string" calcext:value-type="string">
            <text:p>Epoch 1/3</text:p>
            <text:p>899/898 [==============================] - 914s 1s/step - loss: 0.4680 - val_loss: 0.0317</text:p>
            <text:p>Epoch 2/3</text:p>
            <text:p>899/898 [==============================] - 892s 992ms/step - loss: 0.0231 - val_loss: 0.0314</text:p>
            <text:p>Epoch 3/3</text:p>
            <text:p>899/898 [==============================] - 870s 967ms/step - loss: 0.0223 - val_loss: 0.031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'data-6'</text:p>
          </table:table-cell>
          <table:table-cell/>
          <table:table-cell office:value-type="string" calcext:value-type="string">
            <text:p>inputs = Input(shape=(160, 320, 3))</text:p>
            <text:p/>
            <text:p>x = Cropping2D(cropping=((60,24), (0,0)))(inputs)</text:p>
            <text:p>x = BatchNormalization()(x)</text:p>
            <text:p/>
            <text:p>x = Conv2D(24, (5, 5), padding='valid', strides=(2, 2), activation='relu')(x)</text:p>
            <text:p>x = Conv2D(36, (5, 5), padding='valid', strides=(2, 2), activation='relu')(x)</text:p>
            <text:p>x = Conv2D(48, (3, 3), padding='valid', strides=(2, 2), activation='relu')(x)</text:p>
            <text:p>x = Conv2D(64, (3, 3), padding='valid', strides=(2, 2), activation='relu')(x)</text:p>
            <text:p/>
            <text:p>x = Flatten()(x)</text:p>
            <text:p/>
            <text:p>x = Dense(units=1164)(x)</text:p>
            <text:p>x = Activation(activation='relu')(x)</text:p>
            <text:p>x = Dropout(0.5)(x)</text:p>
            <text:p/>
            <text:p>x = Dense(units=100)(x)</text:p>
            <text:p>x = Activation(activation='relu')(x)</text:p>
            <text:p>x = Dropout(0.5)(x)</text:p>
            <text:p/>
            <text:p>x = Dense(units=50)(x)</text:p>
            <text:p>x = Activation(activation='relu')(x)</text:p>
            <text:p>x = Dropout(0.5)(x)</text:p>
            <text:p/>
            <text:p>x = Dense(units=10)(x)</text:p>
            <text:p>x = Activation(activation='relu')(x)</text:p>
            <text:p>x = Dropout(0.5)(x)</text:p>
            <text:p/>
            <text:p># logits = Dense(1, kernel_regularizer=regularizers.l2(0.01))(x)                        </text:p>
            <text:p>logits = Dense(1)(x)    </text:p>
          </table:table-cell>
          <table:table-cell office:value-type="string" calcext:value-type="string">
            <text:p>along right then out</text:p>
          </table:table-cell>
          <table:table-cell office:value-type="string" calcext:value-type="string">
            <text:p>Epoch 1/3</text:p>
            <text:p>899/898 [==============================] - 1789s 2s/step - loss: 0.0134 - val_loss: 0.0195</text:p>
            <text:p>Epoch 2/3</text:p>
            <text:p>899/898 [==============================] - 1795s 2s/step - loss: 0.0133 - val_loss: 0.0195</text:p>
            <text:p>Epoch 3/3</text:p>
            <text:p>899/898 [==============================] - 1798s 2s/step - loss: 0.0133 - val_loss: 0.0195</text:p>
          </table:table-cell>
          <table:table-cell table:number-columns-repeated="101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'data-6'</text:p>
          </table:table-cell>
          <table:table-cell/>
          <table:table-cell office:value-type="string" calcext:value-type="string">
            <text:p>No.18</text:p>
          </table:table-cell>
          <table:table-cell table:style-name="ce7" office:value-type="string" calcext:value-type="string">
            <text:p>works well till red corner before water</text:p>
            <text:p>Overfit</text:p>
          </table:table-cell>
          <table:table-cell office:value-type="string" calcext:value-type="string">
            <text:p>Epoch 1/3</text:p>
            <text:p>899/898 [==============================] - 1812s 2s/step - loss: 0.0261 - val_loss: 0.0159</text:p>
            <text:p>Epoch 2/3</text:p>
            <text:p>899/898 [==============================] - 1818s 2s/step - loss: 0.0250 - val_loss: 0.0159</text:p>
            <text:p>Epoch 3/3</text:p>
            <text:p>899/898 [==============================] - 1813s 2s/step - loss: 0.0248 - val_loss: 0.0159</text:p>
          </table:table-cell>
          <table:table-cell table:number-columns-repeated="1012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data-6'</text:span></text:p>
            <text:p><text:span text:style-name="T2">'data-7'</text:span></text:p>
          </table:table-cell>
          <table:table-cell/>
          <table:table-cell office:value-type="string" calcext:value-type="string">
            <text:p>No.18</text:p>
          </table:table-cell>
          <table:table-cell table:style-name="ce7" office:value-type="string" calcext:value-type="string">
            <text:p>works well till red corner before water</text:p>
            <text:p>Overfit</text:p>
          </table:table-cell>
          <table:table-cell office:value-type="string" calcext:value-type="string">
            <text:p>2655/2654 [==============================] - 366s 138ms/step - loss: 0.0184 - val_loss: 0.0157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-6-7-red-corner-1</text:p>
          </table:table-cell>
          <table:table-cell/>
          <table:table-cell office:value-type="string" calcext:value-type="string">
            <text:p>No.18 Transfer</text:p>
          </table:table-cell>
          <table:table-cell office:value-type="string" calcext:value-type="string">
            <text:p>pass red corner</text:p>
          </table:table-cell>
          <table:table-cell table:number-columns-repeated="1013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data-6'</text:span></text:p>
            <text:p><text:span text:style-name="T2">'data-7'</text:span></text:p>
          </table:table-cell>
          <table:table-cell/>
          <table:table-cell office:value-type="string" calcext:value-type="string">
            <text:p>def nvidia_model() -&gt; Model:</text:p>
            <text:p>    inputs = Input(shape=(160, 320, 3))</text:p>
            <text:p/>
            <text:p>    x = Cropping2D(cropping=((60,24), (0,0)))(inputs)</text:p>
            <text:p>    x = BatchNormalization()(x)</text:p>
            <text:p/>
            <text:p>    x = Conv2D(24, (5, 5), padding='valid', strides=(2, 2), activation='relu')(x)</text:p>
            <text:p>    x = Conv2D(36, (5, 5), padding='valid', strides=(2, 2), activation='relu')(x)</text:p>
            <text:p>    x = Conv2D(48, (3, 3), padding='valid', strides=(2, 2), activation='relu')(x)</text:p>
            <text:p>    x = Conv2D(64, (3, 3), padding='valid', strides=(2, 2), activation='relu')(x)</text:p>
            <text:p/>
            <text:p>    x = Flatten()(x)</text:p>
            <text:p/>
            <text:p>    x = Dense(units=1164)(x)</text:p>
            <text:p>    x = Activation(activation='relu')(x)</text:p>
            <text:p>    x = Dropout(0.7)(x)</text:p>
            <text:p/>
            <text:p>    x = Dense(units=400)(x)</text:p>
            <text:p>    x = Activation(activation='relu')(x)</text:p>
            <text:p>    x = Dropout(0.7)(x)</text:p>
            <text:p/>
            <text:p>    x = Dense(units=100)(x)</text:p>
            <text:p>    x = Activation(activation='relu')(x)</text:p>
            <text:p>    x = Dropout(0.7)(x)</text:p>
            <text:p>                    </text:p>
            <text:p>    logits = Dense(1)(x)</text:p>
            <text:p>    model = Model(inputs=inputs, outputs=logits)</text:p>
            <text:p>    return model</text:p>
          </table:table-cell>
          <table:table-cell office:value-type="string" calcext:value-type="string">
            <text:p>fail red corner</text:p>
          </table:table-cell>
          <table:table-cell office:value-type="float" office:value="0.099" calcext:value-type="float">
            <text:p>0.099</text:p>
          </table:table-cell>
          <table:table-cell table:number-columns-repeated="1012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data-6-7-red-corner-1', </text:span></text:p>
            <text:p><text:span text:style-name="T2">'data-6-7-after-red-corner-2', </text:span></text:p>
            <text:p><text:span text:style-name="T2">'data-6-7-red-corner-connect-3', </text:span></text:p>
            <text:p><text:span text:style-name="T2">'data-7'</text:span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 nvidia_model() -&gt; Model:</text:p>
            <text:p>    inputs = Input(shape=(160, 320, 3))</text:p>
            <text:p/>
            <text:p>    x = Cropping2D(cropping=((60,24), (0,0)))(inputs)</text:p>
            <text:p>    x = BatchNormalization()(x)</text:p>
            <text:p/>
            <text:p>    x = Conv2D(24, (5, 5), padding='valid', strides=(2, 2), activation='relu')(x)</text:p>
            <text:p>    x = Conv2D(36, (5, 5), padding='valid', strides=(2, 2), activation='relu')(x)</text:p>
            <text:p>    x = Conv2D(48, (3, 3), padding='valid', strides=(2, 2), activation='relu')(x)</text:p>
            <text:p>    x = Conv2D(64, (3, 3), padding='valid', strides=(2, 2), activation='relu')(x)</text:p>
            <text:p/>
            <text:p>    x = Flatten()(x)</text:p>
            <text:p/>
            <text:p>    x = Dense(units=1164)(x)</text:p>
            <text:p>    x = Activation(activation='relu')(x)</text:p>
            <text:p>    x = Dropout(0.7)(x)</text:p>
            <text:p/>
            <text:p>    x = Dense(units=400)(x)</text:p>
            <text:p>    x = Activation(activation='relu')(x)</text:p>
            <text:p>    x = Dropout(0.7)(x)</text:p>
            <text:p/>
            <text:p>    x = Dense(units=100)(x)</text:p>
            <text:p>    x = Activation(activation='relu')(x)</text:p>
            <text:p>    x = Dropout(0.7)(x)</text:p>
            <text:p>                    </text:p>
            <text:p>    logits = Dense(1)(x)</text:p>
            <text:p>    model = Model(inputs=inputs, outputs=logits)</text:p>
            <text:p>    return model</text:p>
          </table:table-cell>
          <table:table-cell office:value-type="string" calcext:value-type="string">
            <text:p>fail red corner</text:p>
          </table:table-cell>
          <table:table-cell table:number-columns-repeated="1013"/>
        </table:table-row>
        <table:table-row table:style-name="ro9">
          <table:table-cell office:value-type="float" office:value="24" calcext:value-type="float">
            <text:p>2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data-6'</text:span></text:p>
            <text:p><text:span text:style-name="T2">'data-7'</text:span></text:p>
          </table:table-cell>
          <table:table-cell/>
          <table:table-cell office:value-type="string" calcext:value-type="string">
            <text:p>def nvidia_model() -&gt; Model:</text:p>
            <text:p>    inputs = Input(shape=(160, 320, 3))</text:p>
            <text:p/>
            <text:p>    x = Cropping2D(cropping=((60,24), (0,0)))(inputs)</text:p>
            <text:p>    x = BatchNormalization()(x)</text:p>
            <text:p>    x = GaussianNoise(0.01)(x)</text:p>
            <text:p/>
            <text:p>    x = Conv2D(24, (5, 5), padding='valid', strides=(2, 2), activation='relu')(x)</text:p>
            <text:p>    x = Conv2D(36, (5, 5), padding='valid', strides=(2, 2), activation='relu')(x)</text:p>
            <text:p>    x = Conv2D(48, (3, 3), padding='valid', strides=(2, 2), activation='relu')(x)</text:p>
            <text:p>    x = Conv2D(64, (3, 3), padding='valid', strides=(2, 2), activation='relu')(x)</text:p>
            <text:p/>
            <text:p>    x = Flatten()(x)</text:p>
            <text:p/>
            <text:p>    x = Dense(units=1164)(x)</text:p>
            <text:p>    x = Activation(activation='relu')(x)</text:p>
            <text:p>    x = Dropout(0.5)(x)</text:p>
            <text:p/>
            <text:p>    x = Dense(units=100)(x)</text:p>
            <text:p>    x = Activation(activation='relu')(x)</text:p>
            <text:p>    x = Dropout(0.5)(x)</text:p>
            <text:p/>
            <text:p>    x = Dense(units=50)(x)</text:p>
            <text:p>    x = Activation(activation='relu')(x)</text:p>
            <text:p>    x = Dropout(0.5)(x)</text:p>
            <text:p/>
            <text:p>    x = Dense(units=10)(x)</text:p>
            <text:p>    x = Activation(activation='relu')(x)</text:p>
            <text:p>                    </text:p>
            <text:p>    logits = Dense(1)(x)</text:p>
            <text:p>    model = Model(inputs=inputs, outputs=logits)</text:p>
            <text:p>    return model</text:p>
          </table:table-cell>
          <table:table-cell office:value-type="string" calcext:value-type="string">
            <text:p>fail red corner</text:p>
          </table:table-cell>
          <table:table-cell office:value-type="string" calcext:value-type="string">
            <text:p>overfit first epoch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'../data/data-8-red1'</text:p>
          </table:table-cell>
          <table:table-cell/>
          <table:table-cell office:value-type="string" calcext:value-type="string">
            <text:p>No.23 all layers re-train</text:p>
          </table:table-cell>
          <table:table-cell office:value-type="string" calcext:value-type="string">
            <text:p>pass corner only pass corner</text:p>
          </table:table-cell>
          <table:table-cell office:value-type="string" calcext:value-type="string">
            <text:p>Nearly overfit first epoch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'../data/data-8-red1'</text:p>
          </table:table-cell>
          <table:table-cell/>
          <table:table-cell office:value-type="string" calcext:value-type="string">
            <text:p>No.24 all layers re-train</text:p>
          </table:table-cell>
          <table:table-cell office:value-type="string" calcext:value-type="string">
            <text:p>swings a little before corner, pass corner then a small piece then out</text:p>
          </table:table-cell>
          <table:table-cell office:value-type="string" calcext:value-type="string">
            <text:p>Nearly overfit first epoch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-6-7-after-red-corner-2</text:p>
          </table:table-cell>
          <table:table-cell/>
          <table:table-cell office:value-type="string" calcext:value-type="string">
            <text:p>No.26 all layers re-train</text:p>
          </table:table-cell>
          <table:table-cell office:value-type="string" calcext:value-type="string">
            <text:p>really fast to 30km/h, rush out late red corner</text:p>
          </table:table-cell>
          <table:table-cell office:value-type="float" office:value="0.003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-6-7-after-red-corner-2</text:p>
          </table:table-cell>
          <table:table-cell/>
          <table:table-cell office:value-type="string" calcext:value-type="string">
            <text:p>No.26 retrain last two fc layer</text:p>
          </table:table-cell>
          <table:table-cell office:value-type="string" calcext:value-type="string">
            <text:p>max turn degree is 1.35, maybe should remove last fc layer</text:p>
          </table:table-cell>
          <table:table-cell office:value-type="float" office:value="0.003" calcext:value-type="float">
            <text:p>0.003</text:p>
          </table:table-cell>
          <table:table-cell table:number-columns-repeated="1012"/>
        </table:table-row>
        <table:table-row table:style-name="ro10">
          <table:table-cell office:value-type="float" office:value="29" calcext:value-type="float">
            <text:p>2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data-6'</text:span></text:p>
            <text:p><text:span text:style-name="T2">'data-7'</text:span></text:p>
          </table:table-cell>
          <table:table-cell/>
          <table:table-cell office:value-type="string" calcext:value-type="string">
            <text:p>def nvidia_model() -&gt; Model:</text:p>
            <text:p>    inputs = Input(shape=(160, 320, 3))</text:p>
            <text:p/>
            <text:p>    x = Cropping2D(cropping=((60,24), (0,0)))(inputs)</text:p>
            <text:p>    x = BatchNormalization()(x)</text:p>
            <text:p>    x = GaussianNoise(0.01)(x)</text:p>
            <text:p/>
            <text:p>    x = Conv2D(24, (5, 5), padding='valid', strides=(2, 2), activation='relu')(x)</text:p>
            <text:p>    x = Conv2D(36, (5, 5), padding='valid', strides=(2, 2), activation='relu')(x)</text:p>
            <text:p>    x = Conv2D(48, (3, 3), padding='valid', strides=(3, 2), activation='relu')(x)</text:p>
            <text:p>    x = Conv2D(64, (3, 3), padding='valid', strides=(1, 1), activation='relu')(x)</text:p>
            <text:p/>
            <text:p>    x = Flatten()(x)</text:p>
            <text:p/>
            <text:p>    x = Dense(units=1164)(x)</text:p>
            <text:p>    x = Activation(activation='relu')(x)</text:p>
            <text:p>    x = Dropout(0.5)(x)</text:p>
            <text:p/>
            <text:p>    x = Dense(units=100)(x)</text:p>
            <text:p>    x = Activation(activation='relu')(x)</text:p>
            <text:p>    x = Dropout(0.5)(x)</text:p>
            <text:p/>
            <text:p>    x = Dense(units=50)(x)</text:p>
            <text:p>    x = Activation(activation='relu')(x)</text:p>
            <text:p>    x = Dropout(0.5)(x)</text:p>
            <text:p/>
            <text:p>    x = Dense(units=20)(x)</text:p>
            <text:p>    x = Activation(activation='relu')(x)</text:p>
            <text:p>    x = Dropout(0.5)(x)</text:p>
            <text:p>                    </text:p>
            <text:p>    logits = Dense(1)(x)</text:p>
            <text:p>    model = Model(inputs=inputs, outputs=logits)</text:p>
            <text:p>    return model</text:p>
          </table:table-cell>
          <table:table-cell office:value-type="string" calcext:value-type="string">
            <text:p>steady but fail red corner at beginning</text:p>
          </table:table-cell>
          <table:table-cell office:value-type="string" calcext:value-type="string">
            <text:p>Epoch 1/3</text:p>
            <text:p>54/53 [==============================] - 14546s 269s/step - loss: 0.0183 - val_loss: 0.0111</text:p>
            <text:p>Epoch 2/3</text:p>
            <text:p>54/53 [==============================] - 14591s 270s/step - loss: 0.0129 - val_loss: 0.0105</text:p>
            <text:p>Epoch 3/3</text:p>
            <text:p>54/53 [==============================] - 14973s 277s/step - loss: 0.0125 - val_loss: 0.0102</text:p>
          </table:table-cell>
          <table:table-cell table:number-columns-repeated="1012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data-6'</text:span></text:p>
            <text:p><text:span text:style-name="T2">'data-7'</text:span></text:p>
          </table:table-cell>
          <table:table-cell/>
          <table:table-cell office:value-type="string" calcext:value-type="string">
            <text:p>def nvidia_model() -&gt; Model:</text:p>
            <text:p>    inputs = Input(shape=(160, 320, 3))</text:p>
            <text:p/>
            <text:p>    x = Cropping2D(cropping=((60,24), (0,0)))(inputs)</text:p>
            <text:p>    x = BatchNormalization()(x)</text:p>
            <text:p>    x = GaussianNoise(0.01)(x)</text:p>
            <text:p/>
            <text:p>    x = Conv2D(24, (5, 5), padding='valid', strides=(2, 2), activation='elu')(x)</text:p>
            <text:p>    x = Conv2D(36, (5, 5), padding='valid', strides=(2, 2), activation='elu')(x)</text:p>
            <text:p>    x = Conv2D(48, (3, 3), padding='valid', strides=(2, 2), activation='elu')(x)</text:p>
            <text:p>    x = Conv2D(64, (3, 3), padding='valid', strides=(2, 2), activation='elu')(x)</text:p>
            <text:p/>
            <text:p>    x = Flatten()(x)</text:p>
            <text:p/>
            <text:p>    x = Dense(units=1164)(x)</text:p>
            <text:p>    x = Activation(activation='elu')(x)</text:p>
            <text:p>    x = Dropout(0.5)(x)</text:p>
            <text:p/>
            <text:p>    x = Dense(units=100)(x)</text:p>
            <text:p>    x = Activation(activation='elu')(x)</text:p>
            <text:p>    x = Dropout(0.5)(x)</text:p>
            <text:p/>
            <text:p>    x = Dense(units=50)(x)</text:p>
            <text:p>    x = Activation(activation='elu')(x)</text:p>
            <text:p>    x = Dropout(0.5)(x)</text:p>
            <text:p/>
            <text:p>    x = Dense(units=10)(x)</text:p>
            <text:p>    x = Activation(activation='elu')(x)</text:p>
            <text:p>                    </text:p>
            <text:p>    logits = Dense(1)(x)</text:p>
            <text:p>    model = Model(inputs=inputs, outputs=logits)</text:p>
            <text:p>    return model</text:p>
          </table:table-cell>
          <table:table-cell office:value-type="string" calcext:value-type="string">
            <text:p>steady to red corner then out</text:p>
          </table:table-cell>
          <table:table-cell office:value-type="string" calcext:value-type="string">
            <text:p>Epoch 1/5</text:p>
            <text:p>107/106 [==============================] - 736s 7s/step - loss: 0.2044 - val_loss: 0.0199</text:p>
            <text:p>Epoch 2/5</text:p>
            <text:p>107/106 [==============================] - 737s 7s/step - loss: 0.0331 - val_loss: 0.0121</text:p>
            <text:p>Epoch 3/5</text:p>
            <text:p>107/106 [==============================] - 735s 7s/step - loss: 0.0192 - val_loss: 0.0105</text:p>
            <text:p>Epoch 4/5</text:p>
            <text:p>107/106 [==============================] - 736s 7s/step - loss: 0.0149 - val_loss: 0.0096</text:p>
            <text:p>Epoch 5/5</text:p>
            <text:p>107/106 [==============================] - 734s 7s/step - loss: 0.0130 - val_loss: 0.0094</text:p>
          </table:table-cell>
          <table:table-cell table:number-columns-repeated="1012"/>
        </table:table-row>
        <table:table-row table:style-name="ro11">
          <table:table-cell office:value-type="float" office:value="31" calcext:value-type="float">
            <text:p>3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-6-7-red-corner-1</text:p>
          </table:table-cell>
          <table:table-cell/>
          <table:table-cell office:value-type="string" calcext:value-type="string">
            <text:p>No.30 <text:span text:style-name="T4">learning_rate=0.001</text:span> all layers</text:p>
          </table:table-cell>
          <table:table-cell office:value-type="string" calcext:value-type="string">
            <text:p>turn left at the beginning then out</text:p>
          </table:table-cell>
          <table:table-cell office:value-type="string" calcext:value-type="string">
            <text:p>Epoch 1/5</text:p>
            <text:p>7/6 [==================================] - 41s 6s/step - loss: 0.0840 - val_loss: 0.0493</text:p>
            <text:p>Epoch 2/5</text:p>
            <text:p>7/6 [==================================] - 43s 6s/step - loss: 0.1138 - val_loss: 0.0179</text:p>
            <text:p>Epoch 3/5</text:p>
            <text:p>7/6 [==================================] - 41s 6s/step - loss: 0.0572 - val_loss: 0.2840</text:p>
            <text:p>Epoch 4/5</text:p>
            <text:p>7/6 [==================================] - 42s 6s/step - loss: 0.1117 - val_loss: 0.0190</text:p>
            <text:p>Epoch 5/5</text:p>
            <text:p>7/6 [==================================] - 40s 6s/step - loss: 0.0823 - val_loss: 0.0277</text:p>
          </table:table-cell>
          <table:table-cell table:number-columns-repeated="1012"/>
        </table:table-row>
        <table:table-row table:style-name="ro11">
          <table:table-cell office:value-type="float" office:value="32" calcext:value-type="float">
            <text:p>3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-6-7-red-corner-1</text:p>
          </table:table-cell>
          <table:table-cell/>
          <table:table-cell office:value-type="string" calcext:value-type="string">
            <text:p>No.30 <text:span text:style-name="T4">learning_rate=0.001</text:span> last 3 fc layers</text:p>
          </table:table-cell>
          <table:table-cell office:value-type="string" calcext:value-type="string">
            <text:p>slide to right</text:p>
          </table:table-cell>
          <table:table-cell office:value-type="string" calcext:value-type="string">
            <text:p>Epoch 1/5</text:p>
            <text:p>7/6 [==================================] - 18s 3s/step - loss: 0.0112 - val_loss: 0.0107</text:p>
            <text:p>Epoch 2/5</text:p>
            <text:p>7/6 [==================================] - 17s 2s/step - loss: 0.0097 - val_loss: 0.0112</text:p>
            <text:p>Epoch 3/5</text:p>
            <text:p>7/6 [==================================] - 18s 3s/step - loss: 0.0098 - val_loss: 0.0104</text:p>
            <text:p>Epoch 4/5</text:p>
            <text:p>7/6 [==================================] - 18s 3s/step - loss: 0.0098 - val_loss: 0.0119</text:p>
            <text:p>Epoch 5/5</text:p>
            <text:p>7/6 [==================================] - 18s 3s/step - loss: 0.0103 - val_loss: 0.0101</text:p>
          </table:table-cell>
          <table:table-cell table:number-columns-repeated="1012"/>
        </table:table-row>
        <table:table-row table:style-name="ro11">
          <table:table-cell office:value-type="float" office:value="33" calcext:value-type="float">
            <text:p>33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-6-7-red-corner-1</text:p>
          </table:table-cell>
          <table:table-cell/>
          <table:table-cell office:value-type="string" calcext:value-type="string">
            <text:p>No.30 <text:span text:style-name="T4">learning_rate=0.001 last</text:span> 3 fc layers</text:p>
          </table:table-cell>
          <table:table-cell office:value-type="string" calcext:value-type="string">
            <text:p>slide to right till red corner</text:p>
          </table:table-cell>
          <table:table-cell office:value-type="string" calcext:value-type="string">
            <text:p>Epoch 1/5</text:p>
            <text:p>19/18 [===============================] - 52s 3s/step - loss: 0.0174 - val_loss: 0.0151</text:p>
            <text:p>Epoch 2/5</text:p>
            <text:p>19/18 [===============================] - 54s 3s/step - loss: 0.0171 - val_loss: 0.0148</text:p>
            <text:p>Epoch 3/5</text:p>
            <text:p>19/18 [===============================] - 54s 3s/step - loss: 0.0167 - val_loss: 0.0143</text:p>
            <text:p>Epoch 4/5</text:p>
            <text:p>19/18 [===============================] - 54s 3s/step - loss: 0.0166 - val_loss: 0.0148</text:p>
            <text:p>Epoch 5/5</text:p>
            <text:p>19/18 [===============================] - 54s 3s/step - loss: 0.0162 - val_loss: 0.0142</text:p>
          </table:table-cell>
          <table:table-cell table:number-columns-repeated="1012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-8-red1</text:p>
          </table:table-cell>
          <table:table-cell/>
          <table:table-cell office:value-type="string" calcext:value-type="string">
            <text:p>No.30 <text:span text:style-name="T4">learning_rate=0.002</text:span> last 3 fc layers</text:p>
          </table:table-cell>
          <table:table-cell office:value-type="string" calcext:value-type="string">
            <text:p>get red corner’s end</text:p>
          </table:table-cell>
          <table:table-cell office:value-type="string" calcext:value-type="string">
            <text:p>Epoch 1/5</text:p>
            <text:p>43/42 [==============================] - 148s 3s/step - loss: 0.0225 - val_loss: 0.0167</text:p>
            <text:p>Epoch 2/5</text:p>
            <text:p>43/42 [==============================] - 152s 4s/step - loss: 0.0212 - val_loss: 0.0158</text:p>
            <text:p>Epoch 3/5</text:p>
            <text:p>43/42 [==============================] - 153s 4s/step - loss: 0.0208 - val_loss: 0.0159</text:p>
            <text:p>Epoch 4/5</text:p>
            <text:p>43/42 [==============================] - 153s 4s/step - loss: 0.0207 - val_loss: 0.0159</text:p>
            <text:p>Epoch 5/5</text:p>
            <text:p>43/42 [==============================] - 154s 4s/step - loss: 0.0205 - val_loss: 0.0154</text:p>
          </table:table-cell>
          <table:table-cell table:number-columns-repeated="1012"/>
        </table:table-row>
        <table:table-row table:style-name="ro12">
          <table:table-cell office:value-type="float" office:value="35" calcext:value-type="float">
            <text:p>3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-6-7-red-corner-connect-3</text:p>
          </table:table-cell>
          <table:table-cell/>
          <table:table-cell office:value-type="string" calcext:value-type="string">
            <text:p>No.34 <text:span text:style-name="T4">learning_rate=0.002</text:span> last 3 fc layers</text:p>
          </table:table-cell>
          <table:table-cell office:value-type="string" calcext:value-type="string">
            <text:p>not past corner</text:p>
          </table:table-cell>
          <table:table-cell office:value-type="string" calcext:value-type="string">
            <text:p>Epoch 1/5</text:p>
            <text:p>47/46 [==============================] - 184s 4s/step - loss: 0.0114 - val_loss: 0.0104</text:p>
            <text:p>Epoch 2/5</text:p>
            <text:p>47/46 [==============================] - 188s 4s/step - loss: 0.0112 - val_loss: 0.0100</text:p>
            <text:p>Epoch 3/5</text:p>
            <text:p>47/46 [==============================] - 186s 4s/step - loss: 0.0112 - val_loss: 0.0103</text:p>
            <text:p>Epoch 4/5</text:p>
            <text:p>47/46 [==============================] - 189s 4s/step - loss: 0.0111 - val_loss: 0.0104</text:p>
            <text:p>Epoch 5/5</text:p>
            <text:p>47/46 [==============================] - 188s 4s/step - loss: 0.0110 - val_loss: 0.0103</text:p>
            <text:p>dict_keys(['val_loss', 'loss'])</text:p>
          </table:table-cell>
          <table:table-cell table:number-columns-repeated="1012"/>
        </table:table-row>
        <table:table-row table:style-name="ro11">
          <table:table-cell office:value-type="float" office:value="36" calcext:value-type="float">
            <text:p>36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'./data-1', </text:p>
            <text:p/>
            <text:p>'./data-4'</text:p>
          </table:table-cell>
          <table:table-cell/>
          <table:table-cell office:value-type="string" calcext:value-type="string">
            <text:p>No.34</text:p>
          </table:table-cell>
          <table:table-cell office:value-type="string" calcext:value-type="string">
            <text:p>no stable always out, but till red corner still on track</text:p>
          </table:table-cell>
          <table:table-cell office:value-type="string" calcext:value-type="string">
            <text:p>Epoch 1/5</text:p>
            <text:p>63/62 [==============================] - 528s 8s/step - loss: 0.2435 - val_loss: 0.0274</text:p>
            <text:p>Epoch 2/5</text:p>
            <text:p>63/62 [==============================] - 532s 8s/step - loss: 0.0562 - val_loss: 0.0191</text:p>
            <text:p>Epoch 3/5</text:p>
            <text:p>63/62 [==============================] - 522s 8s/step - loss: 0.0437 - val_loss: 0.0178</text:p>
            <text:p>Epoch 4/5</text:p>
            <text:p>63/62 [==============================] - 522s 8s/step - loss: 0.0380 - val_loss: 0.0173</text:p>
            <text:p>Epoch 5/5</text:p>
            <text:p>63/62 [==============================] - 520s 8s/step - loss: 0.0360 - val_loss: 0.0172</text:p>
          </table:table-cell>
          <table:table-cell table:number-columns-repeated="1012"/>
        </table:table-row>
        <table:table-row table:style-name="ro11">
          <table:table-cell office:value-type="float" office:value="37" calcext:value-type="float">
            <text:p>37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./data-1', </text:span></text:p>
            <text:p/>
            <text:p><text:span text:style-name="T2">'./data-4', </text:span></text:p>
            <text:p><text:span text:style-name="T2">'data-5-reversed'</text:span></text:p>
          </table:table-cell>
          <table:table-cell/>
          <table:table-cell office:value-type="string" calcext:value-type="string">
            <text:p>No.34</text:p>
          </table:table-cell>
          <table:table-cell office:value-type="string" calcext:value-type="string">
            <text:p>turn left crash</text:p>
          </table:table-cell>
          <table:table-cell office:value-type="string" calcext:value-type="string">
            <text:p>Epoch 1/5</text:p>
            <text:p>85/84 [==============================] - 576s 7s/step - loss: 0.4429 - val_loss: 0.0748</text:p>
            <text:p>Epoch 2/5</text:p>
            <text:p>85/84 [==============================] - 583s 7s/step - loss: 0.0997 - val_loss: 0.0497</text:p>
            <text:p>Epoch 3/5</text:p>
            <text:p>85/84 [==============================] - 577s 7s/step - loss: 0.0697 - val_loss: 0.0410</text:p>
            <text:p>Epoch 4/5</text:p>
            <text:p>85/84 [==============================] - 579s 7s/step - loss: 0.0563 - val_loss: 0.0365</text:p>
            <text:p>Epoch 5/5</text:p>
            <text:p>85/84 [==============================] - 577s 7s/step - loss: 0.0499 - val_loss: 0.0341</text:p>
          </table:table-cell>
          <table:table-cell table:number-columns-repeated="1012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./data-1', </text:span></text:p>
            <text:p/>
            <text:p><text:span text:style-name="T2">'./data-4', </text:span></text:p>
            <text:p><text:span text:style-name="T2">'data-5-reversed'</text:span></text:p>
          </table:table-cell>
          <table:table-cell/>
          <table:table-cell office:value-type="string" calcext:value-type="string">
            <text:p>No.34 learning_rate=0.001 all layers</text:p>
          </table:table-cell>
          <table:table-cell office:value-type="string" calcext:value-type="string">
            <text:p>struggle to corner</text:p>
          </table:table-cell>
          <table:table-cell office:value-type="string" calcext:value-type="string">
            <text:p>Epoch 1/3</text:p>
            <text:p>85/84 [==============================] - 568s 7s/step - loss: 0.0477 - val_loss: 0.0197</text:p>
            <text:p>Epoch 2/3</text:p>
            <text:p>85/84 [==============================] - 569s 7s/step - loss: 0.0310 - val_loss: 0.0187</text:p>
            <text:p>Epoch 3/3</text:p>
            <text:p>85/84 [==============================] - 572s 7s/step - loss: 0.0294 - val_loss: 0.0186</text:p>
          </table:table-cell>
          <table:table-cell table:number-columns-repeated="1012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data-6'</text:span></text:p>
            <text:p><text:span text:style-name="T2">'data-7'</text:span></text:p>
          </table:table-cell>
          <table:table-cell/>
          <table:table-cell office:value-type="string" calcext:value-type="string">
            <text:p><text:span text:style-name="T1">Based on No.38 learning_rate=0.001 all layers</text:span></text:p>
          </table:table-cell>
          <table:table-cell/>
          <table:table-cell office:value-type="string" calcext:value-type="string">
            <text:p>Epoch 1/3</text:p>
            <text:p>107/106 [==============================] - 871s 8s/step - loss: 0.0119 - val_loss: 0.0073</text:p>
            <text:p>Epoch 2/3</text:p>
            <text:p>107/106 [==============================] - 874s 8s/step - loss: 0.0094 - val_loss: 0.0067</text:p>
            <text:p>Epoch 3/3</text:p>
            <text:p>107/106 [==============================] - 873s 8s/step - loss: 0.0089 - val_loss: 0.0065</text:p>
          </table:table-cell>
          <table:table-cell table:number-columns-repeated="1012"/>
        </table:table-row>
        <table:table-row table:style-name="ro13">
          <table:table-cell office:value-type="float" office:value="40" calcext:value-type="float">
            <text:p>40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data-6'</text:span></text:p>
            <text:p><text:span text:style-name="T2">'data-7'</text:span>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ased on No.39 learning_rate=0.001 all layers</text:p>
          </table:table-cell>
          <table:table-cell office:value-type="string" calcext:value-type="string">
            <text:p>stable tries to pass corner</text:p>
          </table:table-cell>
          <table:table-cell office:value-type="string" calcext:value-type="string">
            <text:p>Epoch 1/3</text:p>
            <text:p>107/106 [==============================] - 983s 9s/step - loss: 0.0157 - val_loss: 0.0060</text:p>
            <text:p>Epoch 2/3</text:p>
            <text:p>107/106 [==============================] - 975s 9s/step - loss: 0.0090 - val_loss: 0.0059</text:p>
            <text:p>Epoch 3/3</text:p>
            <text:p>107/106 [==============================] - 989s 9s/step - loss: 0.0087 - val_loss: 0.0059</text:p>
            <text:p>dict_keys(['val_loss', 'loss'])</text:p>
          </table:table-cell>
          <table:table-cell table:number-columns-repeated="1012"/>
        </table:table-row>
        <table:table-row table:style-name="ro11">
          <table:table-cell office:value-type="float" office:value="41" calcext:value-type="float">
            <text:p>41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_paths_full</text:p>
          </table:table-cell>
          <table:table-cell/>
          <table:table-cell office:value-type="string" calcext:value-type="string">
            <text:p>based on No.39 learning_rate=0.001 all layers</text:p>
          </table:table-cell>
          <table:table-cell office:value-type="string" calcext:value-type="string">
            <text:p>fail red corner</text:p>
          </table:table-cell>
          <table:table-cell office:value-type="string" calcext:value-type="string">
            <text:p>Epoch 1/5</text:p>
            <text:p>263/262 [==============================] - 2499s 10s/step - loss: 0.0195 - val_loss: 0.0155</text:p>
            <text:p>Epoch 2/5</text:p>
            <text:p>263/262 [==============================] - 2506s 10s/step - loss: 0.0138 - val_loss: 0.0154</text:p>
            <text:p>Epoch 3/5</text:p>
            <text:p>263/262 [==============================] - 2505s 10s/step - loss: 0.0136 - val_loss: 0.0153</text:p>
            <text:p>Epoch 4/5</text:p>
            <text:p>263/262 [==============================] - 2506s 10s/step - loss: 0.0135 - val_loss: 0.0150</text:p>
            <text:p>Epoch 5/5</text:p>
            <text:p>263/262 [==============================] - 2508s 10s/step - loss: 0.0131 - val_loss: 0.0150</text:p>
          </table:table-cell>
          <table:table-cell table:number-columns-repeated="1012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d-1-patch-near-right</text:p>
          </table:table-cell>
          <table:table-cell/>
          <table:table-cell office:value-type="string" calcext:value-type="string">
            <text:p>def filterRightBorder(ang):</text:p>
            <text:p>    return (ang&lt;-0.05), ang</text:p>
            <text:p/>
            <text:p><text:span text:style-name="T1">Based on No.40 learning_rate=0.001 all layers</text:span></text:p>
          </table:table-cell>
          <table:table-cell office:value-type="string" calcext:value-type="string">
            <text:p>till bridge</text:p>
            <text:p>Filter useless data(steering-0.0) is a good way </text:p>
          </table:table-cell>
          <table:table-cell table:number-columns-repeated="1013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ata-8-red1</text:p>
          </table:table-cell>
          <table:table-cell/>
          <table:table-cell office:value-type="string" calcext:value-type="string">
            <text:p><text:span text:style-name="T1">def filterRightBorder(ang):</text:span></text:p>
            <text:p><text:span text:style-name="T1">    return (ang&lt;-0.05), ang</text:span></text:p>
            <text:p/>
            <text:p><text:span text:style-name="T1">Based on No.40 learning_rate=0.001 all layers</text:span></text:p>
          </table:table-cell>
          <table:table-cell office:value-type="string" calcext:value-type="string">
            <text:p>pass bridge and perform well except some corners</text:p>
          </table:table-cell>
          <table:table-cell table:number-columns-repeated="1013"/>
        </table:table-row>
        <table:table-row table:style-name="ro14">
          <table:table-cell office:value-type="float" office:value="44" calcext:value-type="float">
            <text:p>44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<text:span text:style-name="T2">'data-6'</text:span></text:p>
            <text:p><text:span text:style-name="T2">'data-7'</text:span></text:p>
          </table:table-cell>
          <table:table-cell/>
          <table:table-cell office:value-type="string" calcext:value-type="string">
            <text:p><text:span text:style-name="T1">def filterRightBorder(ang):</text:span></text:p>
            <text:p><text:span text:style-name="T1">    return (ang&lt;-0.05 or ang&gt;0.05), ang</text:span></text:p>
            <text:p><text:span text:style-name="T1">Based on No.40 learning_rate=0.001 all layers</text:span></text:p>
          </table:table-cell>
          <table:table-cell office:value-type="string" calcext:value-type="string">
            <text:p>pass some corners</text:p>
          </table:table-cell>
          <table:table-cell table:number-columns-repeated="1013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d-1-patch-near-right</text:p>
          </table:table-cell>
          <table:table-cell/>
          <table:table-cell office:value-type="string" calcext:value-type="string">
            <text:p>def filterRightBorder(ang):</text:p>
            <text:p>    return (ang←0.01), ang</text:p>
            <text:p/>
            <text:p><text:span text:style-name="T1">Based on No.40 learning_rate=0.001 all layers</text:span></text:p>
          </table:table-cell>
          <table:table-cell office:value-type="string" calcext:value-type="string">
            <text:p>only fail a left corner and some left lines</text:p>
          </table:table-cell>
          <table:table-cell table:number-columns-repeated="1013"/>
        </table:table-row>
        <table:table-row table:style-name="ro4"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data-10-right-border</text:p>
          </table:table-cell>
          <table:table-cell/>
          <table:table-cell office:value-type="string" calcext:value-type="string">
            <text:p>def filterRightBorder(ang):</text:p>
            <text:p>    return (ang←0.01), ang</text:p>
            <text:p/>
            <text:p><text:span text:style-name="T1">Based on No.40 learning_rate=0.001 all layers</text:span></text:p>
          </table:table-cell>
          <table:table-cell office:value-type="string" calcext:value-type="string">
            <text:p>only fail a left corner and some left lines</text:p>
          </table:table-cell>
          <table:table-cell office:value-type="string" calcext:value-type="string">
            <text:p>Epochs 7 seems not train enough</text:p>
          </table:table-cell>
          <table:table-cell table:number-columns-repeated="1012"/>
        </table:table-row>
        <table:table-row table:style-name="ro15"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data-10-right-border</text:p>
          </table:table-cell>
          <table:table-cell/>
          <table:table-cell office:value-type="string" calcext:value-type="string">
            <text:p>def filterRightBorder(ang):</text:p>
            <text:p>    return (ang←0.01), ang</text:p>
            <text:p/>
            <text:p><text:span text:style-name="T1">Based on No.40 learning_rate=0.001 all layers</text:span></text:p>
          </table:table-cell>
          <table:table-cell office:value-type="string" calcext:value-type="string">
            <text:p>success, but the car is too afraid of the right border at some places…</text:p>
          </table:table-cell>
          <table:table-cell office:value-type="string" calcext:value-type="string">
            <text:p>Epoch 20 but 15 is ok</text:p>
          </table:table-cell>
          <table:table-cell table:number-columns-repeated="1012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6"/>
          <table:table-cell office:value-type="string" calcext:value-type="string">
            <text:p>data-9-left-border</text:p>
          </table:table-cell>
          <table:table-cell/>
          <table:table-cell office:value-type="string" calcext:value-type="string">
            <text:p>def filterRightBorder(ang):</text:p>
            <text:p>    return (ang &gt; 0.01), ang</text:p>
            <text:p/>
            <text:p><text:span text:style-name="T1">Based on No.47 learning_rate=0.001 all layers</text:span></text:p>
          </table:table-cell>
          <table:table-cell office:value-type="string" calcext:value-type="string">
            <text:p>not very stable</text:p>
            <text:p>May let ang threshold to be 0.03 – worse, try to pass left border but not …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/00/0000</text:date>, <text:time style:data-style-name="N2" text:time-value="20:59:03.791688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6:13:58.119320998</meta:creation-date>
    <meta:generator>LibreOffice/6.0.3.2$Linux_X86_64 LibreOffice_project/00m0$Build-2</meta:generator>
    <dc:date>2018-05-22T21:08:11.610221036</dc:date>
    <meta:editing-duration>P8DT8H21M47S</meta:editing-duration>
    <meta:editing-cycles>235</meta:editing-cycles>
    <meta:document-statistic meta:table-count="1" meta:cell-count="357" meta:object-count="0"/>
  </office:meta>
</office:document-meta>
</file>